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es" fo:country="CO" officeooo:rsid="001bfc33" officeooo:paragraph-rsid="001bfc33"/>
    </style:style>
    <style:style style:name="P2" style:family="paragraph" style:parent-style-name="Standard">
      <style:text-properties fo:language="es" fo:country="CO" officeooo:rsid="001bfc33" officeooo:paragraph-rsid="001bfc33" fo:background-color="#ffff00"/>
    </style:style>
    <style:style style:name="P3" style:family="paragraph" style:parent-style-name="Standard">
      <style:text-properties fo:language="es" fo:country="CO" officeooo:rsid="001bfc33" officeooo:paragraph-rsid="001bfc33" fo:background-color="#00a933"/>
    </style:style>
    <style:style style:name="P4" style:family="paragraph" style:parent-style-name="Standard">
      <style:text-properties fo:language="es" fo:country="CO" officeooo:rsid="001bfc33" officeooo:paragraph-rsid="001bfc33" fo:background-color="#ffb66c"/>
    </style:style>
    <style:style style:name="P5" style:family="paragraph" style:parent-style-name="Standard">
      <style:text-properties fo:language="es" fo:country="CO" officeooo:rsid="001bfc33" officeooo:paragraph-rsid="001bfc33" fo:background-color="#ec9ba4"/>
    </style:style>
    <style:style style:name="P6" style:family="paragraph" style:parent-style-name="Standard">
      <style:text-properties fo:language="es" fo:country="CO" officeooo:rsid="001bfc33" officeooo:paragraph-rsid="001bfc33"/>
    </style:style>
    <style:style style:name="P7" style:family="paragraph" style:parent-style-name="Standard">
      <style:text-properties fo:language="es" fo:country="CO" officeooo:rsid="001ce362" officeooo:paragraph-rsid="001ce362" fo:background-color="#bbe33d"/>
    </style:style>
    <style:style style:name="P8" style:family="paragraph" style:parent-style-name="Standard">
      <style:text-properties fo:language="es" fo:country="CO" officeooo:rsid="001bfc33" officeooo:paragraph-rsid="001bfc33" fo:background-color="#ff3838"/>
    </style:style>
    <style:style style:name="P9" style:family="paragraph" style:parent-style-name="Standard">
      <style:text-properties fo:language="es" fo:country="CO" officeooo:rsid="001bfc33" officeooo:paragraph-rsid="001bfc33" fo:background-color="#d4ea6b"/>
    </style:style>
    <style:style style:name="T1" style:family="text">
      <style:text-properties fo:background-color="#ffffa6" loext:char-shading-value="0"/>
    </style:style>
    <style:style style:name="T2" style:family="text">
      <style:text-properties fo:background-color="#ffffa6" loext:char-shading-value="0"/>
    </style:style>
    <style:style style:name="T3" style:family="text">
      <style:text-properties fo:background-color="#ffb66c" loext:char-shading-value="0"/>
    </style:style>
    <style:style style:name="T4" style:family="text">
      <style:text-properties fo:background-color="#ffb66c" loext:char-shading-value="0"/>
    </style:style>
    <style:style style:name="T5" style:family="text">
      <style:text-properties fo:background-color="#ec9ba4" loext:char-shading-value="0"/>
    </style:style>
    <style:style style:name="T6" style:family="text">
      <style:text-properties fo:background-color="#ec9ba4" loext:char-shading-value="0"/>
    </style:style>
    <style:style style:name="T7" style:family="text">
      <style:text-properties fo:background-color="#d62e4e" loext:char-shading-value="0"/>
    </style:style>
    <style:style style:name="T8" style:family="text">
      <style:text-properties fo:background-color="#d62e4e" loext:char-shading-value="0"/>
    </style:style>
    <style:style style:name="T9" style:family="text">
      <style:text-properties fo:background-color="#e16173" loext:char-shading-value="0"/>
    </style:style>
    <style:style style:name="T10" style:family="text">
      <style:text-properties fo:background-color="#ff3838" loext:char-shading-value="0"/>
    </style:style>
    <style:style style:name="T11" style:family="text">
      <style:text-properties fo:background-color="#ff3838" loext:char-shading-value="0"/>
    </style:style>
    <style:style style:name="T12" style:family="text">
      <style:text-properties fo:background-color="#d4ea6b" loext:char-shading-value="0"/>
    </style:style>
    <style:style style:name="T13" style:family="text">
      <style:text-properties fo:background-color="#d4ea6b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as coloraciones son utilizadas en microbiología para <text:span text:style-name="T4">incrementar el contraste y facilitar</text:span></text:p>
      <text:p text:style-name="P1"><text:span text:style-name="T4">la observación de las muestras en el microscopio</text:span>. <text:span text:style-name="T4">Los colorantes pueden tener afinidad</text:span></text:p>
      <text:p text:style-name="P4">por distintas estructuras celulares y están cargados positivamente (catiónicos) o</text:p>
      <text:p text:style-name="P1"><text:span text:style-name="T4">negativamente (aniónicos) </text:span>(Madigan et al., 2009).</text:p>
      <text:p text:style-name="P1">La <text:span text:style-name="T4">coloración de Gram</text:span>, descrita en 1884 por el histólogo Christian Gram, es la más</text:p>
      <text:p text:style-name="P1">utilizada en bacteriología. Es una coloración compuesta y diferencial debido a que en el</text:p>
      <text:p text:style-name="P1">proceso se utilizan dos colorantes catiónicos (cristal violeta y la fucsina básica) y porque</text:p>
      <text:p text:style-name="P1">de acuerdo con la c<text:span text:style-name="T4">omposición química de las paredes celulares </text:span>bacterianas, pueden ser</text:p>
      <text:p text:style-name="P1">clasificadas como <text:span text:style-name="T4">Gram positivas o Gram negativas.</text:span></text:p>
      <text:p text:style-name="P2">FUNDAMENTO DE LOS COLORANTES DE GRAM</text:p>
      <text:p text:style-name="P1">Cristal Violeta: Colorante básico.</text:p>
      <text:p text:style-name="P1">Lugol: Fijador o mordiente.</text:p>
      <text:p text:style-name="P1">Alcohol-acetona: Decolorante.</text:p>
      <text:p text:style-name="P1">Fucsina básica: Colorante de contraste.</text:p>
      <text:p text:style-name="P1"><text:span text:style-name="T9">Cristal Violeta:</text:span> El cristal violeta es un <text:span text:style-name="T6">colorante catiónico </text:span>que tiene gran afinidad y</text:p>
      <text:p text:style-name="P1">penetra en la pared de <text:span text:style-name="T6">peptiodoglicano de todas las células bacterianas, </text:span>tanto Gram</text:p>
      <text:p text:style-name="P1">positivas como Gram negativas.</text:p>
      <text:p text:style-name="P1"><text:span text:style-name="T9">Lugol:</text:span><text:span text:style-name="T6"> </text:span>El lugol es un compuesto formado por yodo (I 2 ) en equilibrio con yoduro de potasio</text:p>
      <text:p text:style-name="P1">(KI), que actúa como <text:span text:style-name="T6">fijador o mordiente, formando un complejo insoluble con el cristal</text:span></text:p>
      <text:p text:style-name="P5">violeta haciendo que éste se fije con mayor intensidad a la pared de la célula bacteriana.</text:p>
      <text:p text:style-name="P1"><text:span text:style-name="T9">Alcohol-acetona:</text:span><text:span text:style-name="T6"> </text:span>Es un solvente lipídico que <text:span text:style-name="T6">disuelve la membrana exterior de la pared</text:span></text:p>
      <text:p text:style-name="P1"><text:span text:style-name="T6">de las bacterias Gram negativas</text:span> (también puede lesionar la membrana citoplásmica a la</text:p>
      <text:p text:style-name="P1">que se une el peptidoglicano). <text:span text:style-name="T6">Sirve para realizar la decoloración,</text:span> ya que este compuesto</text:p>
      <text:p text:style-name="P1">disuelve el complejo I 2 /cristal violeta. <text:span text:style-name="T6">Los organismos Gram positivos no se decoloran,</text:span></text:p>
      <text:p text:style-name="P5">mientras los Gram negativos sí lo hacen.</text:p>
      <text:p text:style-name="P1"><text:span text:style-name="T9">Fucsina básica:</text:span> <text:span text:style-name="T6">Es el colorante de contraste. </text:span>Una vez decoloradas, las células Gram</text:p>
      <text:p text:style-name="P1">negativas toman el colorante rojo, como la safranina o la fucsina básica.</text:p>
      <text:p text:style-name="P1"/>
      <text:p text:style-name="P7">OBJETIVOS:</text:p>
      <text:p text:style-name="P1"/>
      <text:p text:style-name="P1">Reconocer los diferentes colorantes que se utilizan en la coloración de Gram.</text:p>
      <text:p text:style-name="P1"> Adquirir destreza en la realización de la coloración de Gram.</text:p>
      <text:p text:style-name="P1"> Diferenciar experimentalmente bacterias Gram positivas de Gram negativas.</text:p>
      <text:p text:style-name="P1"> Informar correctamente la coloración de Gram.</text:p>
      <text:p text:style-name="P1"> Con base en el fundamento de la tinción de Gram, interpretar los resultados</text:p>
      <text:p text:style-name="P1"/>
      <text:p text:style-name="P1">1 tubo de NaCl 0,85%.</text:p>
      <text:p text:style-name="P1"> Láminas.</text:p>
      <text:p text:style-name="P1"> Asas bacteriológicas.</text:p>
      <text:p text:style-name="P1"> Marcador de vidrio.</text:p>
      <text:p text:style-name="P1"/>
      <text:p text:style-name="P2">DIA 1</text:p>
      <text:p text:style-name="P1"/>
      <text:p text:style-name="P1">Marcar una lámina (limpiarla previamente con alcohol) en uno de los extremos</text:p>
      <text:p text:style-name="P1">(usar cinta de enmascarar o marcador para vidrio) con el número de la muestra</text:p>
      <text:p text:style-name="P1">que está en la caja.</text:p>
      <text:p text:style-name="P1">Realizar un frotis:</text:p>
      <text:p text:style-name="P1">o Colocar una gota de solución salina estéril o agua destilada.</text:p>
      <text:p text:style-name="P1"><text:soft-page-break/>o Con el asa recta (previamente esterilizada con la llama del mechero) tomar</text:p>
      <text:p text:style-name="P1">una pequeña alícuota (poca muestra) a partir de una colonia aislada en cada</text:p>
      <text:p text:style-name="P1">uno de los cultivos de bacterias y realizar una emulsión con la gota de solución</text:p>
      <text:p text:style-name="P1">salina estéril o agua destilada.</text:p>
      <text:p text:style-name="P1">o Dejar secar completamente la muestra a temperatura ambiente.</text:p>
      <text:p text:style-name="P1">Fijar el frotis al calor, pasando dos o tres veces la lámina por la llama del mechero.</text:p>
      <text:p text:style-name="P1">Colocar la lámina en el soporte destinado para la coloración.</text:p>
      <text:p text:style-name="P1">Aplicar el cristal violeta (colorante primario) sobre el frotis por 1 minuto.</text:p>
      <text:p text:style-name="P1">Lavar con agua.</text:p>
      <text:p text:style-name="P1">Aplicar lugol y dejar actuar por 1 minuto (fijador).</text:p>
      <text:p text:style-name="P1">Lavar con agua.</text:p>
      <text:p text:style-name="P1">Decolorar con alcohol acetona por 30 segundos.</text:p>
      <text:p text:style-name="P1">Lavar con agua.</text:p>
      <text:p text:style-name="P1">Aplicar fucsina básica por 1 minuto.</text:p>
      <text:p text:style-name="P1">Lavar con agua.</text:p>
      <text:p text:style-name="P1">Secar.</text:p>
      <text:p text:style-name="P1">Enfocar la lámina en el microscopio en aumento 40X</text:p>
      <text:p text:style-name="P1">Poner una gota de aceite de inmersión sobre el frotis coloreado.</text:p>
      <text:p text:style-name="P1">Observar con el objetivo de inmersión 100X.</text:p>
      <text:p text:style-name="P1">Nota: Al realizar la coloración, asegúrese de que todos los líquidos caigan dentro de los</text:p>
      <text:p text:style-name="P1">recipientes ubicados en los lavados. Al finalizar descartar los desechos de la coloración</text:p>
      <text:p text:style-name="P1">en los recipientes dispuestos para este fin.</text:p>
      <text:p text:style-name="P1"/>
      <text:p text:style-name="P1">Enlaces de videos de coloración de Gram:</text:p>
      <text:p text:style-name="P1">http://www.5min.com/Video/Tincion-de-Gram-Creado-por-ELVIRA-Y-MONICA-GRUPO-6-78300719</text:p>
      <text:p text:style-name="P1">http://www.youtube.com/watch?v=kgs9IGdsJy8</text:p>
      <text:p text:style-name="P1">http://www.5min.com/Video/Tincion-de-Gram-75937102</text:p>
      <text:p text:style-name="P2">DÍA 2</text:p>
      <text:p text:style-name="P1">Observación de láminas.</text:p>
      <text:p text:style-name="P1">Morfología bacteriana:</text:p>
      <text:p text:style-name="P1"> Las formas típicas unicelulares son:</text:p>
      <text:p text:style-name="P1">Cocos: Bacterias de forma esférica.</text:p>
      <text:p text:style-name="P1">Bacilos: Bacterias de forma cilíndrica y alargada.</text:p>
      <text:p text:style-name="P1">Cocobacilos: Bacterias tipo bacilos cortos.</text:p>
      <text:p text:style-name="P1">Espirilos: Bacterias tipo bacilos curvados en forma de espiral.</text:p>
      <text:p text:style-name="P1">Vibrios: Bacterias tipo bacilos cortos y curvados en forma de coma.</text:p>
      <text:p text:style-name="P1"> Las formas típicas en agrupación son:</text:p>
      <text:p text:style-name="P1">Diplococos: Grupos de dos cocos.</text:p>
      <text:p text:style-name="P1">Cadena: Grupos de cocos en “filas” o “hilera”, división celular en un plano.</text:p>
      <text:p text:style-name="P1">Racimos: Grupos de cocos en racimos, división celular en dos planos.</text:p>
      <text:p text:style-name="P1">Tétradas: Grupos de cuatro cocos, división celular en dos planos.</text:p>
      <text:p text:style-name="P1">Sarcinas: Grupos de cocos en cubos, división celular en tres planos.</text:p>
      <text:p text:style-name="P1">Los bacilos pueden agruparse en parejas (diplobacilo), cadenas lineales o cadenas</text:p>
      <text:p text:style-name="P1">ramificadas, formando filamentos (forma típica de las actinobacterias), o en empalizada</text:p>
      <text:p text:style-name="P1">(agrupación en paralelo).</text:p>
      <text:p text:style-name="P1">Para profundizar sobre las morfologías bacterianas pueden consultar el siguiente sitio</text:p>
      <text:p text:style-name="P1">web:</text:p>
      <text:p text:style-name="P1">Doc Kaiser ́s Microbiology Website</text:p>
      <text:p text:style-name="P1"><text:soft-page-break/>http://faculty.ccbcmd.edu/courses/bio141/lecguide/unit1/shape/shape.html</text:p>
      <text:p text:style-name="P1">En la figura 1, a continuación, se representan las morfologías mencionadas</text:p>
      <text:p text:style-name="P1">anteriormente.</text:p>
      <text:p text:style-name="P8">Dibujar las diferentes observaciones realizadas al microscopio, de los</text:p>
      <text:p text:style-name="P8">microorganismos coloreados.</text:p>
      <text:p text:style-name="P8">Informar correctamente lo observado:</text:p>
      <text:p text:style-name="P1"><text:span text:style-name="T11">Morfología</text:span> (Ej cocos, bacilos, cocobacilos)</text:p>
      <text:p text:style-name="P1"><text:span text:style-name="T11">Afinidad con la reacción al Gram</text:span> (Ej. Gram positivos, Gram negativos)</text:p>
      <text:p text:style-name="P1"><text:span text:style-name="T11">Agrupación. </text:span>Generalmente los cocos y los bacilos se agrupas como se describió</text:p>
      <text:p text:style-name="P1">arriba x ejemplo en racimo, en cadena ó en empalizada. Muchas veces los</text:p>
      <text:p text:style-name="P1">cocobacilos no tienen una organización establecida, en ese caso este ítem de</text:p>
      <text:p text:style-name="P1">agrupación no aplica y por lo tanto no se incluye en el informe.</text:p>
      <text:p text:style-name="P1"><text:span text:style-name="T11">Estructuras adicionales. </text:span>En caso de observar bacilos Gram Positivos, es</text:p>
      <text:p text:style-name="P1">importante detallar muy bien la presencia de otras estructuras como las esporas,</text:p>
      <text:p text:style-name="P1">estas obligatoriamente deben ser reportadas.</text:p>
      <text:p text:style-name="P1">Llenar cada círculo con la forma y la coloración de cada muestra observada.</text:p>
      <text:p text:style-name="P1"/>
      <text:p text:style-name="P1">PRE-LABORATORIO</text:p>
      <text:p text:style-name="P1">1. ¿Qué significa que las bacterias sean Gram positivas o Gram negativas?¿Porque</text:p>
      <text:p text:style-name="P1">se tiñen diferente cada uno de esos grupos?</text:p>
      <text:p text:style-name="P1">2. ¿Qué son los microorganismos Gram variables?</text:p>
      <text:p text:style-name="P1">3. ¿Todas las bacterias se puede teñir con la coloración de Gram? Explique.</text:p>
      <text:p text:style-name="P1">Existen bacterias que no se tiñen con la coloración de Gram? En caso positivo</text:p>
      <text:p text:style-name="P1">explique la razón.</text:p>
      <text:p text:style-name="P1"/>
      <text:p text:style-name="P1">~~~~~~~~~~~~~~~~~~~~~~~~~~~~~~~~~~~~~~~~~~~~~~~~~~~~~~~~~~~~~~~~~</text:p>
      <text:p text:style-name="P1"/>
      <text:p text:style-name="P3">RECUENTO DIRECTO DE MICROALGAS EN CÁMARA DE NEUBAUER</text:p>
      <text:p text:style-name="P3">INTRODUCCIÓN</text:p>
      <text:p text:style-name="P1">Un método <text:span text:style-name="T13">directo ampliamente utilizado para el recuento de microorganismos</text:span> se basa</text:p>
      <text:p text:style-name="P1">en la utilización de cámaras de conteo como la de Neubauer (hemocitómetro), dispositivo</text:p>
      <text:p text:style-name="P1">que permite el conteo de células en medio líquido. <text:span text:style-name="T13">La cámara de Neubauer una placa de</text:span></text:p>
      <text:p text:style-name="P1"><text:span text:style-name="T13">vidrio óptico grueso</text:span> del tamaño de un portaobjetos (Figuras 1 y 2A), e<text:span text:style-name="T13">n cuyo centro hay</text:span></text:p>
      <text:p text:style-name="P1"><text:span text:style-name="T13">dos cuadrículas marcadas de 3 mm x 3 mm</text:span> (Figura 2A y 2B). <text:span text:style-name="T13">Asimismo, la cuadricula se</text:span></text:p>
      <text:p text:style-name="P1"><text:span text:style-name="T13">compone de 9 cuadrantes </text:span>(Figura 2B), distribuidos en cuatro cuadrantes grandes de 1</text:p>
      <text:p text:style-name="P1">mm 2 de área ubicados en las esquinas (A, B, C, D) (Figura 3), los cuales están</text:p>
      <text:p text:style-name="P1">subdivididos a su vez en 16 cuadrados pequeños, cada uno de 0.25 mm x 0.25 mm de</text:p>
      <text:p text:style-name="P1">área. Estos cuadrados se utilizan para el conteo de células grandes como las células</text:p>
      <text:p text:style-name="P1">blancas sanguíneas. <text:span text:style-name="T13">Por otra parte, en el centro hay un cuadrante (E) dividido en 25</text:span></text:p>
      <text:p text:style-name="P9">cuadrados pequeños, cada uno con 0.2mm x 0.2mm de área. Este cuadrante es utilizado</text:p>
      <text:p text:style-name="P9">para el conteo de células pequeñas como las células rojas sanguíneas, propágulos</text:p>
      <text:p text:style-name="P1"><text:span text:style-name="T13">fúngicos, levaduras y microalgas.</text:span> La profundidad de la cámara de Neubauer es de</text:p>
      <text:p text:style-name="P1">0.1mm.</text:p>
      <text:p text:style-name="P1"/>
      <text:p text:style-name="P1">Con base en la cantidad de células contadas y conociendo el volumen que admite la</text:p>
      <text:p text:style-name="P1">cámara, se calcula la concentración de éstas por unidad de volumen del medio líquido</text:p>
      <text:p text:style-name="P1">inicial.</text:p>
      <text:p text:style-name="P1">Pero OJO!!!</text:p>
      <text:p text:style-name="P1">Según la necesidad, el profesional decide donde contar, sin perder de vista que para los</text:p>
      <text:p text:style-name="P1"><text:soft-page-break/>cálculos debe tener siempre presente el área de la cámara donde hizo el recuento (cada</text:p>
      <text:p text:style-name="P1">cuadrante 1mm 2 y la profundidad de ese instrumento es 0.1 mm).</text:p>
      <text:p text:style-name="P1">RESULTADOS DE APRENDIZAJE ESPERADOS</text:p>
      <text:p text:style-name="P1"> Conocer la técnica de recuento microbiano directo en cámara de Neubauer.</text:p>
      <text:p text:style-name="P1"> Hacer un recuento de una suspensión de microalgas en cámara de Neubauer</text:p>
      <text:p text:style-name="P1">Materiales por grupo:</text:p>
      <text:p text:style-name="P1"> Una cámara de Neubauer</text:p>
      <text:p text:style-name="P1"> Laminillas cubreobjetos</text:p>
      <text:p text:style-name="P1"> Microscopio</text:p>
      <text:p text:style-name="P1"> Un tubo cónico de 1.5mL (Eppendorf) con 0.1mL de suspensión de</text:p>
      <text:p text:style-name="P1">microalgas (Selenastrum sp.)</text:p>
      <text:p text:style-name="P1"> Una micropipeta de 10μL a 100μL</text:p>
      <text:p text:style-name="P1"> Puntas blancas para micropipeta</text:p>
      <text:p text:style-name="P1"> Frascos de compota para desechar puntasFACULTAD DE CIENCIAS</text:p>
      <text:p text:style-name="P1">DEPARTAMENTO DE MICROBIOLOGÍA</text:p>
      <text:p text:style-name="P1">MICROBIOLOGÍA GENERAL</text:p>
      <text:p text:style-name="P1">LABORATORIO</text:p>
      <text:p text:style-name="P3">PROCEDIMIENTO:</text:p>
      <text:p text:style-name="P1"> Limpie cuidadosamente la cámara de Neubauer con papel de arroz.</text:p>
      <text:p text:style-name="P1"> Homogenice manualmente el tubo de 1.5mL que contiene la suspensión de</text:p>
      <text:p text:style-name="P1">microalgas a evaluar, hasta observar turbidez homogénea.</text:p>
      <text:p text:style-name="P1"> Coloque una laminilla limpia en el centro de la cámara (sobre las cuadriculas).</text:p>
      <text:p text:style-name="P1"> Empleando la micropipeta, tome de la suspensión de microalgas (Selenastrum sp.)</text:p>
      <text:p text:style-name="P1">10μL y acerque la punta de la micropieta entre la cámara y el borde de la laminilla;</text:p>
      <text:p text:style-name="P1">introduzca suavemente el volumen de líquido entre la laminilla y la cámara (este</text:p>
      <text:p text:style-name="P1">proceso se facilita por el proceso de capilaridad). Coloque la cámara Neubauer en</text:p>
      <text:p text:style-name="P1">la platina del microscopio y enfoque inicialmente con el objetivo de 4x y luego con</text:p>
      <text:p text:style-name="P1">el de 10X.</text:p>
      <text:p text:style-name="P1"> Localice el cuadrante central de la rejilla, conformado por los 25 cuadros de 0.2mm</text:p>
      <text:p text:style-name="P1">x 0.2mm. De éstos, utilice para el conteo 5 cuadros, generalmente se cuentan los</text:p>
      <text:p text:style-name="P1">cuadros de las esquinas y el cuadro central (Figura 2C). Esta metodología garantiza</text:p>
      <text:p text:style-name="P1">un conteo aleatorio del mínimo número representativo de cuadros a contar.</text:p>
      <text:p text:style-name="P1"> Pase al objetivo de 40x y empiece a realizar el conteo. Sea muy cuidadoso para no</text:p>
      <text:p text:style-name="P1">contar dos veces la misma célula o excluir alguna. En el borde de cada cuadrícula</text:p>
      <text:p text:style-name="P1">hay tres líneas, que además de limitar cada uno de los 25 cuadrados definen cuales</text:p>
      <text:p text:style-name="P1">células son contables o cuales están fuera del campo de conteo (Figura 3). Las</text:p>
      <text:p text:style-name="P1">células que no tocan la segunda línea son contables, si la tocan o están encima de</text:p>
      <text:p text:style-name="P1">ella no se incluyen (las células que tiene una X no se deben contar):</text:p>
      <text:p text:style-name="P1"/>
      <text:p text:style-name="P1"> <text:span text:style-name="T13">Realice los cálculos necesarios para expresar los resultados en número de</text:span></text:p>
      <text:p text:style-name="P9">células/mL.</text:p>
      <text:p text:style-name="P1">Células/mm 3 = (# células contadas en 5 cuadros) x (inverso de factor de dilución de suspensión celular)</text:p>
      <text:p text:style-name="P1">(1mm x 1mm x 0.1mm) x (5/25)</text:p>
      <text:p text:style-name="P1">En el denominador de la fórmula 1 mm x 1 mm x 0.1 mm corresponde al volumen de cada</text:p>
      <text:p text:style-name="P1">uno de los cuadros principales, incluyendo la cuadrícula central (dividida en 25 cuadros)</text:p>
      <text:p text:style-name="P1">en los que se hace el conteo y 5/25 corresponde al número de cuadros contados (de los</text:p>
      <text:p text:style-name="P1">25 que conforman esta cuadrícula). El mínimo número representativo de cuadros a contar</text:p>
      <text:p text:style-name="P1"/>
      <text:p text:style-name="P1"><text:soft-page-break/>es 5 pero se pueden contar hasta 25 cuadros, de esta forma se cambiaría 5/25 por #</text:p>
      <text:p text:style-name="P1">cuadros contados/25.</text:p>
      <text:p text:style-name="P1">Adicionalmente, el volumen de la cuadrícula se puede reemplazar por 1x10 -4 mL, que</text:p>
      <text:p text:style-name="P1">corresponden a 0.1mm 3 .</text:p>
      <text:p text:style-name="P1">Teniendo en cuenta lo anterior, la fórmula para recuento en cámara de Neubauer se</text:p>
      <text:p text:style-name="P1">podría modificar así:</text:p>
      <text:p text:style-name="P1">Células/mL = (Ʃ células contadas en los cuadros) x (Inverso de factor de dilución de suspensión celular)</text:p>
      <text:p text:style-name="P1">(1x10 -4 mL) x (# cuadros contados/25)</text:p>
      <text:p text:style-name="P1">Sin embargo, el recuento también puede ser realizado en los cuatro cuadrantes mayores,</text:p>
      <text:p text:style-name="P1">por lo que podría utilizar la fórmula:</text:p>
      <text:p text:style-name="P1">Células/mL = (Ʃ células contadas en los cuadros) x (inverso de factor de dilución de suspensión celular)</text:p>
      <text:p text:style-name="P1">(1x10 -4 mL) x (# cuadrantes contados)</text:p>
      <text:p text:style-name="P1"><text:span text:style-name="T13"> Ahora realice los cálculos necesarios para expresar los resultados en número de</text:span></text:p>
      <text:p text:style-name="P1"><text:span text:style-name="T13">células/l</text:span>.</text:p>
      <text:p text:style-name="P1"> Recuerde expresar los resultados en notación científica y los criterios para</text:p>
      <text:p text:style-name="P1">aproximación, teniendo en cuenta que se habla de células completas y no de</text:p>
      <text:p text:style-name="P1">fracciones.</text:p>
      <text:p text:style-name="P1">Criterios de aproximación:</text:p>
      <text:p text:style-name="P1"> Si el número después de la (,) es &gt;5, el número entero se debe aproximar al</text:p>
      <text:p text:style-name="P1">siguiente superior. Ej: 34,7 x 10 8 células/mL = entonces quedaría 35 x 10 8</text:p>
      <text:p text:style-name="P1">células/mL.</text:p>
      <text:p text:style-name="P1"> Si el número después de la (,) es &lt;5, el número entero no se debe aproximar.</text:p>
      <text:p text:style-name="P1">Ej: 34,4 x 10 8 células/mL = entonces quedaría 34 x 10 8 células/mL</text:p>
      <text:p text:style-name="P1"> Si el número después de la (,) es =5 y el número que lo antecede es par, el</text:p>
      <text:p text:style-name="P1">número entero queda igual. Ej: 32,5 x 10 8 células/mL = entonces quedaría 32</text:p>
      <text:p text:style-name="P1">x 10 8 células/mL.</text:p>
      <text:p text:style-name="P1"> Si el número después de la (,) es =5 y el número que lo antecede es impar,</text:p>
      <text:p text:style-name="P1">el número entero se debe aproximar al siguiente superior. Ej: 33,5 x 10 8</text:p>
      <text:p text:style-name="P1">células/mL = entonces quedaría 34 x 10 8 células/mL.</text:p>
      <text:p text:style-name="P1"/>
      <text:p text:style-name="P1">A continuación, encontrarán enlaces de videos sobre recuento de células en cámara de</text:p>
      <text:p text:style-name="P1">Neubauer o Hemocitómetro.</text:p>
      <text:p text:style-name="P1"> http://www.youtube.com/watch?v=89SB1tAa6kg&amp;feature=related (**recomendado).</text:p>
      <text:p text:style-name="P1"> http://www.youtube.com/watch?v=rnppk9uJ2BE&amp;feature=related</text:p>
      <text:p text:style-name="P1">leucocitos – células blancas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4:00:07.475164062</meta:creation-date>
    <dc:date>2021-10-09T15:35:20.971217664</dc:date>
    <meta:editing-duration>PT15M18S</meta:editing-duration>
    <meta:editing-cycles>2</meta:editing-cycles>
    <meta:generator>LibreOffice/7.2.1.2$Linux_X86_64 LibreOffice_project/87b77fad49947c1441b67c559c339af8f3517e22</meta:generator>
    <meta:document-statistic meta:table-count="0" meta:image-count="0" meta:object-count="0" meta:page-count="5" meta:paragraph-count="215" meta:word-count="2002" meta:character-count="12439" meta:non-whitespace-character-count="10654"/>
  </office:meta>
</office:document-meta>
</file>